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00000020E16C8EB7F62DEA1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aaff" officeooo:paragraph-rsid="0001aa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6665in" draw:z-index="0"><draw:image xlink:href="Pictures/10000201000003C00000020E16C8EB7F62DEA1B5.png" xlink:type="simple" xlink:show="embed" xlink:actuate="onLoad"/></draw:frame></text:p>
      <text:p text:style-name="P1">리눅스 압축 해제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2:05:46.613601329</meta:creation-date>
    <dc:date>2019-07-08T12:06:12.586646373</dc:date>
    <meta:editing-duration>PT26S</meta:editing-duration>
    <meta:editing-cycles>1</meta:editing-cycles>
    <meta:document-statistic meta:table-count="0" meta:image-count="1" meta:object-count="0" meta:page-count="1" meta:paragraph-count="1" meta:word-count="7" meta:character-count="9" meta:non-whitespace-character-count="7"/>
    <meta:generator>LibreOffice/5.1.6.2$Linux_X86_64 LibreOffice_project/10m0$Build-2</meta:generator>
  </office:meta>
</office:document-meta>
</file>